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4170000032EEE095D31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JetBrains Mono'" svg:font-family="''JetBrains Mono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2.5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13262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a8afbe" style:text-outline="false" style:text-line-through-style="none" style:text-line-through-type="none" style:font-name="'JetBrains Mono'" fo:font-size="11pt" fo:font-style="normal" fo:text-shadow="none" style:text-underline-style="none" fo:font-weight="normal" style:font-size-asian="11pt" style:font-style-asian="normal" style:font-weight-asian="normal" style:font-name-complex="'JetBrains Mono'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13262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b8f73" style:text-outline="false" style:text-line-through-style="none" style:text-line-through-type="none" style:font-name="'JetBrains Mono'" fo:font-size="11pt" fo:font-style="normal" fo:text-shadow="none" style:text-underline-style="none" fo:font-weight="normal" style:font-size-asian="11pt" style:font-style-asian="normal" style:font-weight-asian="normal" style:font-name-complex="'JetBrains Mono'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4.5772in" svg:height="8.1831in" svg:x="9.8067in" svg:y="0.411in">
            <draw:object draw:notify-on-update-of-ranges="Sheet1.AC3:Sheet1.AC5 Sheet1.AD3:Sheet1.AD5 Sheet1.C2:Sheet1.C29 Sheet1.D2:Sheet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ime/s</text:p>
          </table:table-cell>
          <table:table-cell table:style-name="ce1" office:value-type="string" calcext:value-type="string">
            <text:p>thrust/lbf</text:p>
          </table:table-cell>
          <table:table-cell table:style-name="ce1" office:value-type="string" calcext:value-type="string">
            <text:p>time_n</text:p>
          </table:table-cell>
          <table:table-cell table:style-name="ce1" office:value-type="string" calcext:value-type="string">
            <text:p>thrust_n</text:p>
          </table:table-cell>
          <table:table-cell table:style-name="ce2" office:value-type="string" calcext:value-type="string">
            <text:p>thrust/N</text:p>
          </table:table-cell>
          <table:table-cell table:style-name="ce2" office:value-type="string" calcext:value-type="string">
            <text:p>Lua</text:p>
          </table:table-cell>
          <table:table-cell table:style-name="ce2" office:value-type="string" calcext:value-type="string">
            <text:p>segment impulse/(N*s)</text:p>
          </table:table-cell>
          <table:table-cell table:number-columns-repeated="2"/>
          <table:table-cell table:style-name="ce2" office:value-type="string" calcext:value-type="string">
            <text:p>lbm/kg</text:p>
          </table:table-cell>
          <table:table-cell table:style-name="ce2" office:value-type="float" office:value="0.4535924277" calcext:value-type="float">
            <text:p>0.4535924277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/>
          <table:table-cell office:value-type="string" calcext:value-type="string">
            <text:p>t/s</text:p>
          </table:table-cell>
          <table:table-cell office:value-type="string" calcext:value-type="string">
            <text:p>F/lbf</text:p>
          </table:table-cell>
          <table:table-cell office:value-type="string" calcext:value-type="string">
            <text:p>W=1</text:p>
          </table:table-cell>
          <table:table-cell/>
          <table:table-cell office:value-type="string" calcext:value-type="string">
            <text:p>Dinv</text:p>
          </table:table-cell>
          <table:table-cell table:number-columns-repeated="3"/>
          <table:table-cell office:value-type="string" calcext:value-type="string">
            <text:p>xn_roundtrip</text:p>
          </table:table-cell>
          <table:table-cell office:value-type="string" calcext:value-type="string">
            <text:p>yn_roundtrip</text:p>
          </table:table-cell>
          <table:table-cell table:number-columns-repeated="997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[.A2]*[.$Y$8]+[.B2]*[.$Z$8]+1*[.$AA$8]" office:value-type="float" office:value="0.149952244508118" calcext:value-type="float">
            <text:p>0.149952244508118</text:p>
          </table:table-cell>
          <table:table-cell table:formula="of:=[.A2]*[.$Y$9]+[.B2]*[.$Z$9]+1*[.$AA$9]" office:value-type="float" office:value="0.111793611793612" calcext:value-type="float">
            <text:p>0.111793611793612</text:p>
          </table:table-cell>
          <table:table-cell table:style-name="ce3" table:formula="of:=ROUND([.B2]*[.$K$3];0)" office:value-type="float" office:value="0" calcext:value-type="float">
            <text:p>0</text:p>
          </table:table-cell>
          <table:table-cell table:style-name="ce3" table:formula="of:=CONCATENATE(&quot;    {t=&quot;;RIGHT(&quot; &quot; &amp; TEXT([.A2];&quot; 0.00&quot;);5);&quot;,F=&quot;;RIGHT(&quot;     &quot;&amp;TEXT([.E2];&quot;0&quot;);5);&quot;},&quot;)" office:value-type="string" office:string-value="    {t= 0.00,F=    0}," calcext:value-type="string">
            <text:p><text:s text:c="4"/>{t= 0.00,F= <text:s text:c="3"/>0},</text:p>
          </table:table-cell>
          <table:table-cell table:number-columns-repeated="3"/>
          <table:table-cell table:style-name="ce2" office:value-type="string" calcext:value-type="string">
            <text:p>g0</text:p>
          </table:table-cell>
          <table:table-cell table:style-name="ce2" office:value-type="float" office:value="9.80665" calcext:value-type="float">
            <text:p>9.80665</text:p>
          </table:table-cell>
          <table:table-cell table:number-columns-repeated="2"/>
          <table:table-cell office:value-type="string" calcext:value-type="string">
            <text:p>image size</text:p>
          </table:table-cell>
          <table:table-cell office:value-type="float" office:value="1047" calcext:value-type="float">
            <text:p>1047</text:p>
          </table:table-cell>
          <table:table-cell office:value-type="float" office:value="814" calcext:value-type="float">
            <text:p>814</text:p>
          </table:table-cell>
          <table:table-cell table:number-columns-repeated="1011"/>
        </table:table-row>
        <table:table-row table:style-name="ro1"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7753" calcext:value-type="float">
            <text:p>7753</text:p>
          </table:table-cell>
          <table:table-cell table:formula="of:=[.A3]*[.$Y$8]+[.B3]*[.$Z$8]+1*[.$AA$8]" office:value-type="float" office:value="0.156101241642789" calcext:value-type="float">
            <text:p>0.156101241642789</text:p>
          </table:table-cell>
          <table:table-cell table:formula="of:=[.A3]*[.$Y$9]+[.B3]*[.$Z$9]+1*[.$AA$9]" office:value-type="float" office:value="0.780382063882064" calcext:value-type="float">
            <text:p>0.780382063882064</text:p>
          </table:table-cell>
          <table:table-cell table:style-name="ce3" table:formula="of:=ROUND([.B3]*[.$K$3];0)" office:value-type="float" office:value="34487" calcext:value-type="float">
            <text:p>34487</text:p>
          </table:table-cell>
          <table:table-cell table:style-name="ce3" table:formula="of:=CONCATENATE(&quot;    {t=&quot;;RIGHT(&quot; &quot; &amp; TEXT([.A3];&quot; 0.00&quot;);5);&quot;,F=&quot;;RIGHT(&quot;     &quot;&amp;TEXT([.E3];&quot;0&quot;);5);&quot;},&quot;)" office:value-type="string" office:string-value="    {t= 0.37,F=34487}," calcext:value-type="string">
            <text:p><text:s text:c="4"/>{t= 0.37,F=34487},</text:p>
          </table:table-cell>
          <table:table-cell table:style-name="ce3" table:formula="of:=([.A3]-[.A2])*([.E3]+[.E2])/2" office:value-type="float" office:value="6380.095" calcext:value-type="float">
            <text:p>6380.095</text:p>
          </table:table-cell>
          <table:table-cell table:number-columns-repeated="2"/>
          <table:table-cell table:style-name="ce2" office:value-type="string" calcext:value-type="string">
            <text:p>N/lbf</text:p>
          </table:table-cell>
          <table:table-cell table:style-name="ce3" table:formula="of:=[.K2]*[.K1]" office:value-type="float" office:value="4.448222181" calcext:value-type="float">
            <text:p>4.448222181</text:p>
          </table:table-cell>
          <table:table-cell table:number-columns-repeated="2"/>
          <table:table-cell office:value-type="string" calcext:value-type="string">
            <text:p>pix coodrs</text:p>
          </table:table-cell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 coords</text:p>
          </table:table-cell>
          <table:table-cell table:formula="of:=[.O3]/[.$O$2]" office:value-type="float" office:value="0.149952244508118" calcext:value-type="float">
            <text:p>0.149952244508118</text:p>
          </table:table-cell>
          <table:table-cell table:formula="of:=1-([.P3]/[.$P$2])" office:value-type="float" office:value="0.974201474201474" calcext:value-type="float">
            <text:p>0.974201474201474</text:p>
          </table:table-cell>
          <table:table-cell office:value-type="string" calcext:value-type="string">
            <text:p>data coords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3" table:number-matrix-rows-spanned="3" table:formula="of:=MINVERSE([.U3:.W5])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U3]*[.$Y$8]+[.V3]*[.$Z$8]+1*[.$AA$8]" office:value-type="float" office:value="0.149952244508118" calcext:value-type="float">
            <text:p>0.149952244508118</text:p>
          </table:table-cell>
          <table:table-cell table:formula="of:=[.U3]*[.$Y$9]+[.V3]*[.$Z$9]+1*[.$AA$9]" office:value-type="float" office:value="0.974201474201474" calcext:value-type="float">
            <text:p>0.974201474201474</text:p>
          </table:table-cell>
          <table:table-cell table:number-columns-repeated="997"/>
        </table:table-row>
        <table:table-row table:style-name="ro1"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7997" calcext:value-type="float">
            <text:p>7997</text:p>
          </table:table-cell>
          <table:table-cell table:formula="of:=[.A4]*[.$Y$8]+[.B4]*[.$Z$8]+1*[.$AA$8]" office:value-type="float" office:value="0.181029608404967" calcext:value-type="float">
            <text:p>0.181029608404967</text:p>
          </table:table-cell>
          <table:table-cell table:formula="of:=[.A4]*[.$Y$9]+[.B4]*[.$Z$9]+1*[.$AA$9]" office:value-type="float" office:value="0.801277395577396" calcext:value-type="float">
            <text:p>0.801277395577396</text:p>
          </table:table-cell>
          <table:table-cell table:style-name="ce3" table:formula="of:=ROUND([.B4]*[.$K$3];0)" office:value-type="float" office:value="35572" calcext:value-type="float">
            <text:p>35572</text:p>
          </table:table-cell>
          <table:table-cell table:style-name="ce3" table:formula="of:=CONCATENATE(&quot;    {t=&quot;;RIGHT(&quot; &quot; &amp; TEXT([.A4];&quot; 0.00&quot;);5);&quot;,F=&quot;;RIGHT(&quot;     &quot;&amp;TEXT([.E4];&quot;0&quot;);5);&quot;},&quot;)" office:value-type="string" office:string-value="    {t= 1.87,F=35572}," calcext:value-type="string">
            <text:p><text:s text:c="4"/>{t= 1.87,F=35572},</text:p>
          </table:table-cell>
          <table:table-cell table:style-name="ce3" table:formula="of:=([.A4]-[.A3])*([.E4]+[.E3])/2" office:value-type="float" office:value="52544.25" calcext:value-type="float">
            <text:p>52544.25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[.O4]/[.$O$2]" office:value-type="float" office:value="0.149952244508118" calcext:value-type="float">
            <text:p>0.149952244508118</text:p>
          </table:table-cell>
          <table:table-cell table:formula="of:=1-([.P4]/[.$P$2])" office:value-type="float" office:value="0.111793611793612" calcext:value-type="float">
            <text:p>0.1117936117936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U4]*[.$Y$8]+[.V4]*[.$Z$8]+1*[.$AA$8]" office:value-type="float" office:value="0.149952244508118" calcext:value-type="float">
            <text:p>0.149952244508118</text:p>
          </table:table-cell>
          <table:table-cell table:formula="of:=[.U4]*[.$Y$9]+[.V4]*[.$Z$9]+1*[.$AA$9]" office:value-type="float" office:value="0.111793611793612" calcext:value-type="float">
            <text:p>0.111793611793612</text:p>
          </table:table-cell>
          <table:table-cell table:number-columns-repeated="997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8370" calcext:value-type="float">
            <text:p>8370</text:p>
          </table:table-cell>
          <table:table-cell table:formula="of:=[.A5]*[.$Y$8]+[.B5]*[.$Z$8]+1*[.$AA$8]" office:value-type="float" office:value="0.224737344794651" calcext:value-type="float">
            <text:p>0.224737344794651</text:p>
          </table:table-cell>
          <table:table-cell table:formula="of:=[.A5]*[.$Y$9]+[.B5]*[.$Z$9]+1*[.$AA$9]" office:value-type="float" office:value="0.833186732186732" calcext:value-type="float">
            <text:p>0.833186732186732</text:p>
          </table:table-cell>
          <table:table-cell table:style-name="ce3" table:formula="of:=ROUND([.B5]*[.$K$3];0)" office:value-type="float" office:value="37232" calcext:value-type="float">
            <text:p>37232</text:p>
          </table:table-cell>
          <table:table-cell table:style-name="ce3" table:formula="of:=CONCATENATE(&quot;    {t=&quot;;RIGHT(&quot; &quot; &amp; TEXT([.A5];&quot; 0.00&quot;);5);&quot;,F=&quot;;RIGHT(&quot;     &quot;&amp;TEXT([.E5];&quot;0&quot;);5);&quot;},&quot;)" office:value-type="string" office:string-value="    {t= 4.50,F=37232}," calcext:value-type="string">
            <text:p><text:s text:c="4"/>{t= 4.50,F=37232},</text:p>
          </table:table-cell>
          <table:table-cell table:style-name="ce3" table:formula="of:=([.A5]-[.A4])*([.E5]+[.E4])/2" office:value-type="float" office:value="95737.26" calcext:value-type="float">
            <text:p>95737.26</text:p>
          </table:table-cell>
          <table:table-cell table:number-columns-repeated="2"/>
          <table:table-cell table:style-name="ce2" office:value-type="string" calcext:value-type="string">
            <text:p>propellant mass/kg</text:p>
          </table:table-cell>
          <table:table-cell table:number-columns-repeated="4"/>
          <table:table-cell office:value-type="float" office:value="1027" calcext:value-type="float">
            <text:p>1027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O5]/[.$O$2]" office:value-type="float" office:value="0.980897803247373" calcext:value-type="float">
            <text:p>0.980897803247373</text:p>
          </table:table-cell>
          <table:table-cell table:formula="of:=1-([.P5]/[.$P$2])" office:value-type="float" office:value="0.106879606879607" calcext:value-type="float">
            <text:p>0.1068796068796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U5]*[.$Y$8]+[.V5]*[.$Z$8]+1*[.$AA$8]" office:value-type="float" office:value="0.980897803247374" calcext:value-type="float">
            <text:p>0.980897803247374</text:p>
          </table:table-cell>
          <table:table-cell table:formula="of:=[.U5]*[.$Y$9]+[.V5]*[.$Z$9]+1*[.$AA$9]" office:value-type="float" office:value="0.106879606879607" calcext:value-type="float">
            <text:p>0.106879606879607</text:p>
          </table:table-cell>
          <table:table-cell table:number-columns-repeated="997"/>
        </table:table-row>
        <table:table-row table:style-name="ro1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766" calcext:value-type="float">
            <text:p>8766</text:p>
          </table:table-cell>
          <table:table-cell table:formula="of:=[.A6]*[.$Y$8]+[.B6]*[.$Z$8]+1*[.$AA$8]" office:value-type="float" office:value="0.274594078319007" calcext:value-type="float">
            <text:p>0.274594078319007</text:p>
          </table:table-cell>
          <table:table-cell table:formula="of:=[.A6]*[.$Y$9]+[.B6]*[.$Z$9]+1*[.$AA$9]" office:value-type="float" office:value="0.867043243243243" calcext:value-type="float">
            <text:p>0.867043243243243</text:p>
          </table:table-cell>
          <table:table-cell table:style-name="ce3" table:formula="of:=ROUND([.B6]*[.$K$3];0)" office:value-type="float" office:value="38993" calcext:value-type="float">
            <text:p>38993</text:p>
          </table:table-cell>
          <table:table-cell table:style-name="ce3" table:formula="of:=CONCATENATE(&quot;    {t=&quot;;RIGHT(&quot; &quot; &amp; TEXT([.A6];&quot; 0.00&quot;);5);&quot;,F=&quot;;RIGHT(&quot;     &quot;&amp;TEXT([.E6];&quot;0&quot;);5);&quot;},&quot;)" office:value-type="string" office:string-value="    {t= 7.50,F=38993}," calcext:value-type="string">
            <text:p><text:s text:c="4"/>{t= 7.50,F=38993},</text:p>
          </table:table-cell>
          <table:table-cell table:style-name="ce3" table:formula="of:=([.A6]-[.A5])*([.E6]+[.E5])/2" office:value-type="float" office:value="114337.5" calcext:value-type="float">
            <text:p>114337.5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894" calcext:value-type="float">
            <text:p>8894</text:p>
          </table:table-cell>
          <table:table-cell table:formula="of:=[.A7]*[.$Y$8]+[.B7]*[.$Z$8]+1*[.$AA$8]" office:value-type="float" office:value="0.316141356255969" calcext:value-type="float">
            <text:p>0.316141356255969</text:p>
          </table:table-cell>
          <table:table-cell table:formula="of:=[.A7]*[.$Y$9]+[.B7]*[.$Z$9]+1*[.$AA$9]" office:value-type="float" office:value="0.877836363636364" calcext:value-type="float">
            <text:p>0.877836363636364</text:p>
          </table:table-cell>
          <table:table-cell table:style-name="ce3" table:formula="of:=ROUND([.B7]*[.$K$3];0)" office:value-type="float" office:value="39562" calcext:value-type="float">
            <text:p>39562</text:p>
          </table:table-cell>
          <table:table-cell table:style-name="ce3" table:formula="of:=CONCATENATE(&quot;    {t=&quot;;RIGHT(&quot; &quot; &amp; TEXT([.A7];&quot; 0.00&quot;);5);&quot;,F=&quot;;RIGHT(&quot;     &quot;&amp;TEXT([.E7];&quot;0&quot;);5);&quot;},&quot;)" office:value-type="string" office:string-value="    {t=10.00,F=39562}," calcext:value-type="string">
            <text:p><text:s text:c="4"/>{t=10.00,F=39562},</text:p>
          </table:table-cell>
          <table:table-cell table:style-name="ce3" table:formula="of:=([.A7]-[.A6])*([.E7]+[.E6])/2" office:value-type="float" office:value="98193.75" calcext:value-type="float">
            <text:p>98193.75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office:value-type="string" calcext:value-type="string">
            <text:p>Mdn</text:p>
          </table:table-cell>
          <table:table-cell table:number-columns-repeated="1002"/>
        </table:table-row>
        <table:table-row table:style-name="ro1"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8975" calcext:value-type="float">
            <text:p>8975</text:p>
          </table:table-cell>
          <table:table-cell table:formula="of:=[.A8]*[.$Y$8]+[.B8]*[.$Z$8]+1*[.$AA$8]" office:value-type="float" office:value="0.366496657115568" calcext:value-type="float">
            <text:p>0.366496657115568</text:p>
          </table:table-cell>
          <table:table-cell table:formula="of:=[.A8]*[.$Y$9]+[.B8]*[.$Z$9]+1*[.$AA$9]" office:value-type="float" office:value="0.884524078624079" calcext:value-type="float">
            <text:p>0.884524078624079</text:p>
          </table:table-cell>
          <table:table-cell table:style-name="ce3" table:formula="of:=ROUND([.B8]*[.$K$3];0)" office:value-type="float" office:value="39923" calcext:value-type="float">
            <text:p>39923</text:p>
          </table:table-cell>
          <table:table-cell table:style-name="ce3" table:formula="of:=CONCATENATE(&quot;    {t=&quot;;RIGHT(&quot; &quot; &amp; TEXT([.A8];&quot; 0.00&quot;);5);&quot;,F=&quot;;RIGHT(&quot;     &quot;&amp;TEXT([.E8];&quot;0&quot;);5);&quot;},&quot;)" office:value-type="string" office:string-value="    {t=13.03,F=39923}," calcext:value-type="string">
            <text:p><text:s text:c="4"/>{t=13.03,F=39923},</text:p>
          </table:table-cell>
          <table:table-cell table:style-name="ce3" table:formula="of:=([.A8]-[.A7])*([.E8]+[.E7])/2" office:value-type="float" office:value="120419.775" calcext:value-type="float">
            <text:p>120419.775</text:p>
          </table:table-cell>
          <table:table-cell table:number-columns-repeated="7"/>
          <table:table-cell office:value-type="float" office:value="1027" calcext:value-type="float">
            <text:p>1027</text:p>
          </table:table-cell>
          <table:table-cell office:value-type="float" office:value="727" calcext:value-type="float">
            <text:p>727</text:p>
          </table:table-cell>
          <table:table-cell table:number-columns-repeated="7"/>
          <table:table-cell office:value-type="string" calcext:value-type="string">
            <text:p>a,b,c</text:p>
          </table:table-cell>
          <table:table-cell table:number-matrix-columns-spanned="3" table:number-matrix-rows-spanned="1" table:formula="of:=TRANSPOSE(MMULT([.Y3:.AA5];[.R3:.R5]))" office:value-type="float" office:value="0.0166189111747851" calcext:value-type="float">
            <text:p>0.0166189111747851</text:p>
          </table:table-cell>
          <table:table-cell office:value-type="float" office:value="0" calcext:value-type="float">
            <text:p>0</text:p>
          </table:table-cell>
          <table:table-cell office:value-type="float" office:value="0.149952244508118" calcext:value-type="float">
            <text:p>0.149952244508118</text:p>
          </table:table-cell>
          <table:table-cell table:number-columns-repeated="1000"/>
        </table:table-row>
        <table:table-row table:style-name="ro1">
          <table:table-cell table:style-name="ce1" office:value-type="float" office:value="15.71" calcext:value-type="float">
            <text:p>15.71</text:p>
          </table:table-cell>
          <table:table-cell table:style-name="ce1" office:value-type="float" office:value="9278" calcext:value-type="float">
            <text:p>9278</text:p>
          </table:table-cell>
          <table:table-cell table:formula="of:=[.A9]*[.$Y$8]+[.B9]*[.$Z$8]+1*[.$AA$8]" office:value-type="float" office:value="0.411035339063992" calcext:value-type="float">
            <text:p>0.411035339063992</text:p>
          </table:table-cell>
          <table:table-cell table:formula="of:=[.A9]*[.$Y$9]+[.B9]*[.$Z$9]+1*[.$AA$9]" office:value-type="float" office:value="0.910391646191646" calcext:value-type="float">
            <text:p>0.910391646191646</text:p>
          </table:table-cell>
          <table:table-cell table:style-name="ce3" table:formula="of:=ROUND([.B9]*[.$K$3];0)" office:value-type="float" office:value="41271" calcext:value-type="float">
            <text:p>41271</text:p>
          </table:table-cell>
          <table:table-cell table:style-name="ce3" table:formula="of:=CONCATENATE(&quot;    {t=&quot;;RIGHT(&quot; &quot; &amp; TEXT([.A9];&quot; 0.00&quot;);5);&quot;,F=&quot;;RIGHT(&quot;     &quot;&amp;TEXT([.E9];&quot;0&quot;);5);&quot;},&quot;)" office:value-type="string" office:string-value="    {t=15.71,F=41271}," calcext:value-type="string">
            <text:p><text:s text:c="4"/>{t=15.71,F=41271},</text:p>
          </table:table-cell>
          <table:table-cell table:style-name="ce3" table:formula="of:=([.A9]-[.A8])*([.E9]+[.E8])/2" office:value-type="float" office:value="108799.96" calcext:value-type="float">
            <text:p>108799.96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d,e,f</text:p>
          </table:table-cell>
          <table:table-cell table:number-matrix-columns-spanned="3" table:number-matrix-rows-spanned="1" table:formula="of:=TRANSPOSE(MMULT([.Y3:.AA5];[.S3:.S5]))" office:value-type="float" office:value="-0.000098280098280099" calcext:value-type="float">
            <text:p>-9.8280098280099E-05</text:p>
          </table:table-cell>
          <table:table-cell office:value-type="float" office:value="0.0000862407862407862" calcext:value-type="float">
            <text:p>8.62407862407862E-05</text:p>
          </table:table-cell>
          <table:table-cell office:value-type="float" office:value="0.111793611793612" calcext:value-type="float">
            <text:p>0.111793611793612</text:p>
          </table:table-cell>
          <table:table-cell table:number-columns-repeated="1000"/>
        </table:table-row>
        <table:table-row table:style-name="ro1">
          <table:table-cell table:style-name="ce1" office:value-type="float" office:value="18.24" calcext:value-type="float">
            <text:p>18.24</text:p>
          </table:table-cell>
          <table:table-cell table:style-name="ce1" office:value-type="float" office:value="9650" calcext:value-type="float">
            <text:p>9650</text:p>
          </table:table-cell>
          <table:table-cell table:formula="of:=[.A10]*[.$Y$8]+[.B10]*[.$Z$8]+1*[.$AA$8]" office:value-type="float" office:value="0.453081184336199" calcext:value-type="float">
            <text:p>0.453081184336199</text:p>
          </table:table-cell>
          <table:table-cell table:formula="of:=[.A10]*[.$Y$9]+[.B10]*[.$Z$9]+1*[.$AA$9]" office:value-type="float" office:value="0.94222457002457" calcext:value-type="float">
            <text:p>0.94222457002457</text:p>
          </table:table-cell>
          <table:table-cell table:style-name="ce3" table:formula="of:=ROUND([.B10]*[.$K$3];0)" office:value-type="float" office:value="42925" calcext:value-type="float">
            <text:p>42925</text:p>
          </table:table-cell>
          <table:table-cell table:style-name="ce3" table:formula="of:=CONCATENATE(&quot;    {t=&quot;;RIGHT(&quot; &quot; &amp; TEXT([.A10];&quot; 0.00&quot;);5);&quot;,F=&quot;;RIGHT(&quot;     &quot;&amp;TEXT([.E10];&quot;0&quot;);5);&quot;},&quot;)" office:value-type="string" office:string-value="    {t=18.24,F=42925}," calcext:value-type="string">
            <text:p><text:s text:c="4"/>{t=18.24,F=42925},</text:p>
          </table:table-cell>
          <table:table-cell table:style-name="ce3" table:formula="of:=([.A10]-[.A9])*([.E10]+[.E9])/2" office:value-type="float" office:value="106507.94" calcext:value-type="float">
            <text:p>106507.94</text:p>
          </table:table-cell>
          <table:table-cell table:number-columns-repeated="16"/>
          <table:table-cell office:value-type="string" calcext:value-type="string">
            <text:p>0,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755" calcext:value-type="float">
            <text:p>9755</text:p>
          </table:table-cell>
          <table:table-cell table:formula="of:=[.A11]*[.$Y$8]+[.B11]*[.$Z$8]+1*[.$AA$8]" office:value-type="float" office:value="0.482330468003821" calcext:value-type="float">
            <text:p>0.482330468003821</text:p>
          </table:table-cell>
          <table:table-cell table:formula="of:=[.A11]*[.$Y$9]+[.B11]*[.$Z$9]+1*[.$AA$9]" office:value-type="float" office:value="0.95110687960688" calcext:value-type="float">
            <text:p>0.95110687960688</text:p>
          </table:table-cell>
          <table:table-cell table:style-name="ce3" table:formula="of:=ROUND([.B11]*[.$K$3];0)" office:value-type="float" office:value="43392" calcext:value-type="float">
            <text:p>43392</text:p>
          </table:table-cell>
          <table:table-cell table:style-name="ce3" table:formula="of:=CONCATENATE(&quot;    {t=&quot;;RIGHT(&quot; &quot; &amp; TEXT([.A11];&quot; 0.00&quot;);5);&quot;,F=&quot;;RIGHT(&quot;     &quot;&amp;TEXT([.E11];&quot;0&quot;);5);&quot;},&quot;)" office:value-type="string" office:string-value="    {t=20.00,F=43392}," calcext:value-type="string">
            <text:p><text:s text:c="4"/>{t=20.00,F=43392},</text:p>
          </table:table-cell>
          <table:table-cell table:style-name="ce3" table:formula="of:=([.A11]-[.A10])*([.E11]+[.E10])/2" office:value-type="float" office:value="75958.9600000001" calcext:value-type="float">
            <text:p>75958.9600000001</text:p>
          </table:table-cell>
          <table:table-cell table:number-columns-repeated="1020"/>
        </table:table-row>
        <table:table-row table:style-name="ro1">
          <table:table-cell table:style-name="ce1" office:value-type="float" office:value="23.59" calcext:value-type="float">
            <text:p>23.59</text:p>
          </table:table-cell>
          <table:table-cell table:style-name="ce1" office:value-type="float" office:value="9813" calcext:value-type="float">
            <text:p>9813</text:p>
          </table:table-cell>
          <table:table-cell table:formula="of:=[.A12]*[.$Y$8]+[.B12]*[.$Z$8]+1*[.$AA$8]" office:value-type="float" office:value="0.541992359121299" calcext:value-type="float">
            <text:p>0.541992359121299</text:p>
          </table:table-cell>
          <table:table-cell table:formula="of:=[.A12]*[.$Y$9]+[.B12]*[.$Z$9]+1*[.$AA$9]" office:value-type="float" office:value="0.95575601965602" calcext:value-type="float">
            <text:p>0.95575601965602</text:p>
          </table:table-cell>
          <table:table-cell table:style-name="ce3" table:formula="of:=ROUND([.B12]*[.$K$3];0)" office:value-type="float" office:value="43650" calcext:value-type="float">
            <text:p>43650</text:p>
          </table:table-cell>
          <table:table-cell table:style-name="ce3" table:formula="of:=CONCATENATE(&quot;    {t=&quot;;RIGHT(&quot; &quot; &amp; TEXT([.A12];&quot; 0.00&quot;);5);&quot;,F=&quot;;RIGHT(&quot;     &quot;&amp;TEXT([.E12];&quot;0&quot;);5);&quot;},&quot;)" office:value-type="string" office:string-value="    {t=23.59,F=43650}," calcext:value-type="string">
            <text:p><text:s text:c="4"/>{t=23.59,F=43650},</text:p>
          </table:table-cell>
          <table:table-cell table:style-name="ce3" table:formula="of:=([.A12]-[.A11])*([.E12]+[.E11])/2" office:value-type="float" office:value="156240.39" calcext:value-type="float">
            <text:p>156240.39</text:p>
          </table:table-cell>
          <table:table-cell table:number-columns-repeated="1020"/>
        </table:table-row>
        <table:table-row table:style-name="ro1">
          <table:table-cell table:style-name="ce1" office:value-type="float" office:value="26.78" calcext:value-type="float">
            <text:p>26.78</text:p>
          </table:table-cell>
          <table:table-cell table:style-name="ce1" office:value-type="float" office:value="9837" calcext:value-type="float">
            <text:p>9837</text:p>
          </table:table-cell>
          <table:table-cell table:formula="of:=[.A13]*[.$Y$8]+[.B13]*[.$Z$8]+1*[.$AA$8]" office:value-type="float" office:value="0.595006685768864" calcext:value-type="float">
            <text:p>0.595006685768864</text:p>
          </table:table-cell>
          <table:table-cell table:formula="of:=[.A13]*[.$Y$9]+[.B13]*[.$Z$9]+1*[.$AA$9]" office:value-type="float" office:value="0.957512285012285" calcext:value-type="float">
            <text:p>0.957512285012285</text:p>
          </table:table-cell>
          <table:table-cell table:style-name="ce3" table:formula="of:=ROUND([.B13]*[.$K$3];0)" office:value-type="float" office:value="43757" calcext:value-type="float">
            <text:p>43757</text:p>
          </table:table-cell>
          <table:table-cell table:style-name="ce3" table:formula="of:=CONCATENATE(&quot;    {t=&quot;;RIGHT(&quot; &quot; &amp; TEXT([.A13];&quot; 0.00&quot;);5);&quot;,F=&quot;;RIGHT(&quot;     &quot;&amp;TEXT([.E13];&quot;0&quot;);5);&quot;},&quot;)" office:value-type="string" office:string-value="    {t=26.78,F=43757}," calcext:value-type="string">
            <text:p><text:s text:c="4"/>{t=26.78,F=43757},</text:p>
          </table:table-cell>
          <table:table-cell table:style-name="ce3" table:formula="of:=([.A13]-[.A12])*([.E13]+[.E12])/2" office:value-type="float" office:value="139414.165" calcext:value-type="float">
            <text:p>139414.165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813" calcext:value-type="float">
            <text:p>9813</text:p>
          </table:table-cell>
          <table:table-cell table:formula="of:=[.A14]*[.$Y$8]+[.B14]*[.$Z$8]+1*[.$AA$8]" office:value-type="float" office:value="0.648519579751672" calcext:value-type="float">
            <text:p>0.648519579751672</text:p>
          </table:table-cell>
          <table:table-cell table:formula="of:=[.A14]*[.$Y$9]+[.B14]*[.$Z$9]+1*[.$AA$9]" office:value-type="float" office:value="0.955126044226044" calcext:value-type="float">
            <text:p>0.955126044226044</text:p>
          </table:table-cell>
          <table:table-cell table:style-name="ce3" table:formula="of:=ROUND([.B14]*[.$K$3];0)" office:value-type="float" office:value="43650" calcext:value-type="float">
            <text:p>43650</text:p>
          </table:table-cell>
          <table:table-cell table:style-name="ce3" table:formula="of:=CONCATENATE(&quot;    {t=&quot;;RIGHT(&quot; &quot; &amp; TEXT([.A14];&quot; 0.00&quot;);5);&quot;,F=&quot;;RIGHT(&quot;     &quot;&amp;TEXT([.E14];&quot;0&quot;);5);&quot;},&quot;)" office:value-type="string" office:string-value="    {t=30.00,F=43650}," calcext:value-type="string">
            <text:p><text:s text:c="4"/>{t=30.00,F=43650},</text:p>
          </table:table-cell>
          <table:table-cell table:style-name="ce3" table:formula="of:=([.A14]-[.A13])*([.E14]+[.E13])/2" office:value-type="float" office:value="140725.27" calcext:value-type="float">
            <text:p>140725.27</text:p>
          </table:table-cell>
          <table:table-cell table:number-columns-repeated="1020"/>
        </table:table-row>
        <table:table-row table:style-name="ro1">
          <table:table-cell table:style-name="ce1" office:value-type="float" office:value="33.53" calcext:value-type="float">
            <text:p>33.53</text:p>
          </table:table-cell>
          <table:table-cell table:style-name="ce1" office:value-type="float" office:value="9708" calcext:value-type="float">
            <text:p>9708</text:p>
          </table:table-cell>
          <table:table-cell table:formula="of:=[.A15]*[.$Y$8]+[.B15]*[.$Z$8]+1*[.$AA$8]" office:value-type="float" office:value="0.707184336198663" calcext:value-type="float">
            <text:p>0.707184336198663</text:p>
          </table:table-cell>
          <table:table-cell table:formula="of:=[.A15]*[.$Y$9]+[.B15]*[.$Z$9]+1*[.$AA$9]" office:value-type="float" office:value="0.945723832923833" calcext:value-type="float">
            <text:p>0.945723832923833</text:p>
          </table:table-cell>
          <table:table-cell table:style-name="ce3" table:formula="of:=ROUND([.B15]*[.$K$3];0)" office:value-type="float" office:value="43183" calcext:value-type="float">
            <text:p>43183</text:p>
          </table:table-cell>
          <table:table-cell table:style-name="ce3" table:formula="of:=CONCATENATE(&quot;    {t=&quot;;RIGHT(&quot; &quot; &amp; TEXT([.A15];&quot; 0.00&quot;);5);&quot;,F=&quot;;RIGHT(&quot;     &quot;&amp;TEXT([.E15];&quot;0&quot;);5);&quot;},&quot;)" office:value-type="string" office:string-value="    {t=33.53,F=43183}," calcext:value-type="string">
            <text:p><text:s text:c="4"/>{t=33.53,F=43183},</text:p>
          </table:table-cell>
          <table:table-cell table:style-name="ce3" table:formula="of:=([.A15]-[.A14])*([.E15]+[.E14])/2" office:value-type="float" office:value="153260.245" calcext:value-type="float">
            <text:p>153260.245</text:p>
          </table:table-cell>
          <table:table-cell table:number-columns-repeated="1020"/>
        </table:table-row>
        <table:table-row table:style-name="ro1">
          <table:table-cell table:style-name="ce1" office:value-type="float" office:value="35.31" calcext:value-type="float">
            <text:p>35.31</text:p>
          </table:table-cell>
          <table:table-cell table:style-name="ce1" office:value-type="float" office:value="9604" calcext:value-type="float">
            <text:p>9604</text:p>
          </table:table-cell>
          <table:table-cell table:formula="of:=[.A16]*[.$Y$8]+[.B16]*[.$Z$8]+1*[.$AA$8]" office:value-type="float" office:value="0.73676599808978" calcext:value-type="float">
            <text:p>0.73676599808978</text:p>
          </table:table-cell>
          <table:table-cell table:formula="of:=[.A16]*[.$Y$9]+[.B16]*[.$Z$9]+1*[.$AA$9]" office:value-type="float" office:value="0.936579852579853" calcext:value-type="float">
            <text:p>0.936579852579853</text:p>
          </table:table-cell>
          <table:table-cell table:style-name="ce3" table:formula="of:=ROUND([.B16]*[.$K$3];0)" office:value-type="float" office:value="42721" calcext:value-type="float">
            <text:p>42721</text:p>
          </table:table-cell>
          <table:table-cell table:style-name="ce3" table:formula="of:=CONCATENATE(&quot;    {t=&quot;;RIGHT(&quot; &quot; &amp; TEXT([.A16];&quot; 0.00&quot;);5);&quot;,F=&quot;;RIGHT(&quot;     &quot;&amp;TEXT([.E16];&quot;0&quot;);5);&quot;},&quot;)" office:value-type="string" office:string-value="    {t=35.31,F=42721}," calcext:value-type="string">
            <text:p><text:s text:c="4"/>{t=35.31,F=42721},</text:p>
          </table:table-cell>
          <table:table-cell table:style-name="ce3" table:formula="of:=([.A16]-[.A15])*([.E16]+[.E15])/2" office:value-type="float" office:value="76454.5600000001" calcext:value-type="float">
            <text:p>76454.5600000001</text:p>
          </table:table-cell>
          <table:table-cell table:number-columns-repeated="1020"/>
        </table:table-row>
        <table:table-row table:style-name="ro1">
          <table:table-cell table:style-name="ce1" office:value-type="float" office:value="35.88" calcext:value-type="float">
            <text:p>35.88</text:p>
          </table:table-cell>
          <table:table-cell table:style-name="ce1" office:value-type="float" office:value="9511" calcext:value-type="float">
            <text:p>9511</text:p>
          </table:table-cell>
          <table:table-cell table:formula="of:=[.A17]*[.$Y$8]+[.B17]*[.$Z$8]+1*[.$AA$8]" office:value-type="float" office:value="0.746238777459408" calcext:value-type="float">
            <text:p>0.746238777459408</text:p>
          </table:table-cell>
          <table:table-cell table:formula="of:=[.A17]*[.$Y$9]+[.B17]*[.$Z$9]+1*[.$AA$9]" office:value-type="float" office:value="0.92850343980344" calcext:value-type="float">
            <text:p>0.92850343980344</text:p>
          </table:table-cell>
          <table:table-cell table:style-name="ce3" table:formula="of:=ROUND([.B17]*[.$K$3];0)" office:value-type="float" office:value="42307" calcext:value-type="float">
            <text:p>42307</text:p>
          </table:table-cell>
          <table:table-cell table:style-name="ce3" table:formula="of:=CONCATENATE(&quot;    {t=&quot;;RIGHT(&quot; &quot; &amp; TEXT([.A17];&quot; 0.00&quot;);5);&quot;,F=&quot;;RIGHT(&quot;     &quot;&amp;TEXT([.E17];&quot;0&quot;);5);&quot;},&quot;)" office:value-type="string" office:string-value="    {t=35.88,F=42307}," calcext:value-type="string">
            <text:p><text:s text:c="4"/>{t=35.88,F=42307},</text:p>
          </table:table-cell>
          <table:table-cell table:style-name="ce3" table:formula="of:=([.A17]-[.A16])*([.E17]+[.E16])/2" office:value-type="float" office:value="24232.98" calcext:value-type="float">
            <text:p>24232.98</text:p>
          </table:table-cell>
          <table:table-cell table:number-columns-repeated="1020"/>
        </table:table-row>
        <table:table-row table:style-name="ro1">
          <table:table-cell table:style-name="ce1" office:value-type="float" office:value="36.16" calcext:value-type="float">
            <text:p>36.16</text:p>
          </table:table-cell>
          <table:table-cell table:style-name="ce1" office:value-type="float" office:value="9348" calcext:value-type="float">
            <text:p>9348</text:p>
          </table:table-cell>
          <table:table-cell table:formula="of:=[.A18]*[.$Y$8]+[.B18]*[.$Z$8]+1*[.$AA$8]" office:value-type="float" office:value="0.750892072588348" calcext:value-type="float">
            <text:p>0.750892072588348</text:p>
          </table:table-cell>
          <table:table-cell table:formula="of:=[.A18]*[.$Y$9]+[.B18]*[.$Z$9]+1*[.$AA$9]" office:value-type="float" office:value="0.914418673218673" calcext:value-type="float">
            <text:p>0.914418673218673</text:p>
          </table:table-cell>
          <table:table-cell table:style-name="ce3" table:formula="of:=ROUND([.B18]*[.$K$3];0)" office:value-type="float" office:value="41582" calcext:value-type="float">
            <text:p>41582</text:p>
          </table:table-cell>
          <table:table-cell table:style-name="ce3" table:formula="of:=CONCATENATE(&quot;    {t=&quot;;RIGHT(&quot; &quot; &amp; TEXT([.A18];&quot; 0.00&quot;);5);&quot;,F=&quot;;RIGHT(&quot;     &quot;&amp;TEXT([.E18];&quot;0&quot;);5);&quot;},&quot;)" office:value-type="string" office:string-value="    {t=36.16,F=41582}," calcext:value-type="string">
            <text:p><text:s text:c="4"/>{t=36.16,F=41582},</text:p>
          </table:table-cell>
          <table:table-cell table:style-name="ce3" table:formula="of:=([.A18]-[.A17])*([.E18]+[.E17])/2" office:value-type="float" office:value="11744.4599999998" calcext:value-type="float">
            <text:p>11744.4599999998</text:p>
          </table:table-cell>
          <table:table-cell table:number-columns-repeated="1020"/>
        </table:table-row>
        <table:table-row table:style-name="ro1">
          <table:table-cell table:style-name="ce1" office:value-type="float" office:value="36.81" calcext:value-type="float">
            <text:p>36.81</text:p>
          </table:table-cell>
          <table:table-cell table:style-name="ce1" office:value-type="float" office:value="7951" calcext:value-type="float">
            <text:p>7951</text:p>
          </table:table-cell>
          <table:table-cell table:formula="of:=[.A19]*[.$Y$8]+[.B19]*[.$Z$8]+1*[.$AA$8]" office:value-type="float" office:value="0.761694364851958" calcext:value-type="float">
            <text:p>0.761694364851958</text:p>
          </table:table-cell>
          <table:table-cell table:formula="of:=[.A19]*[.$Y$9]+[.B19]*[.$Z$9]+1*[.$AA$9]" office:value-type="float" office:value="0.793876412776413" calcext:value-type="float">
            <text:p>0.793876412776413</text:p>
          </table:table-cell>
          <table:table-cell table:style-name="ce3" table:formula="of:=ROUND([.B19]*[.$K$3];0)" office:value-type="float" office:value="35368" calcext:value-type="float">
            <text:p>35368</text:p>
          </table:table-cell>
          <table:table-cell table:style-name="ce3" table:formula="of:=CONCATENATE(&quot;    {t=&quot;;RIGHT(&quot; &quot; &amp; TEXT([.A19];&quot; 0.00&quot;);5);&quot;,F=&quot;;RIGHT(&quot;     &quot;&amp;TEXT([.E19];&quot;0&quot;);5);&quot;},&quot;)" office:value-type="string" office:string-value="    {t=36.81,F=35368}," calcext:value-type="string">
            <text:p><text:s text:c="4"/>{t=36.81,F=35368},</text:p>
          </table:table-cell>
          <table:table-cell table:style-name="ce3" table:formula="of:=([.A19]-[.A18])*([.E19]+[.E18])/2" office:value-type="float" office:value="25008.7500000002" calcext:value-type="float">
            <text:p>25008.7500000002</text:p>
          </table:table-cell>
          <table:table-cell table:number-columns-repeated="1020"/>
        </table:table-row>
        <table:table-row table:style-name="ro1">
          <table:table-cell table:style-name="ce1" office:value-type="float" office:value="37.52" calcext:value-type="float">
            <text:p>37.52</text:p>
          </table:table-cell>
          <table:table-cell table:style-name="ce1" office:value-type="float" office:value="5960" calcext:value-type="float">
            <text:p>5960</text:p>
          </table:table-cell>
          <table:table-cell table:formula="of:=[.A20]*[.$Y$8]+[.B20]*[.$Z$8]+1*[.$AA$8]" office:value-type="float" office:value="0.773493791786056" calcext:value-type="float">
            <text:p>0.773493791786056</text:p>
          </table:table-cell>
          <table:table-cell table:formula="of:=[.A20]*[.$Y$9]+[.B20]*[.$Z$9]+1*[.$AA$9]" office:value-type="float" office:value="0.622101228501228" calcext:value-type="float">
            <text:p>0.622101228501228</text:p>
          </table:table-cell>
          <table:table-cell table:style-name="ce3" table:formula="of:=ROUND([.B20]*[.$K$3];0)" office:value-type="float" office:value="26511" calcext:value-type="float">
            <text:p>26511</text:p>
          </table:table-cell>
          <table:table-cell table:style-name="ce3" table:formula="of:=CONCATENATE(&quot;    {t=&quot;;RIGHT(&quot; &quot; &amp; TEXT([.A20];&quot; 0.00&quot;);5);&quot;,F=&quot;;RIGHT(&quot;     &quot;&amp;TEXT([.E20];&quot;0&quot;);5);&quot;},&quot;)" office:value-type="string" office:string-value="    {t=37.52,F=26511}," calcext:value-type="string">
            <text:p><text:s text:c="4"/>{t=37.52,F=26511},</text:p>
          </table:table-cell>
          <table:table-cell table:style-name="ce3" table:formula="of:=([.A20]-[.A19])*([.E20]+[.E19])/2" office:value-type="float" office:value="21967.045" calcext:value-type="float">
            <text:p>21967.045</text:p>
          </table:table-cell>
          <table:table-cell table:number-columns-repeated="1020"/>
        </table:table-row>
        <table:table-row table:style-name="ro1"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946" calcext:value-type="float">
            <text:p>3946</text:p>
          </table:table-cell>
          <table:table-cell table:formula="of:=[.A21]*[.$Y$8]+[.B21]*[.$Z$8]+1*[.$AA$8]" office:value-type="float" office:value="0.787453677172875" calcext:value-type="float">
            <text:p>0.787453677172875</text:p>
          </table:table-cell>
          <table:table-cell table:formula="of:=[.A21]*[.$Y$9]+[.B21]*[.$Z$9]+1*[.$AA$9]" office:value-type="float" office:value="0.44832972972973" calcext:value-type="float">
            <text:p>0.44832972972973</text:p>
          </table:table-cell>
          <table:table-cell table:style-name="ce3" table:formula="of:=ROUND([.B21]*[.$K$3];0)" office:value-type="float" office:value="17553" calcext:value-type="float">
            <text:p>17553</text:p>
          </table:table-cell>
          <table:table-cell table:style-name="ce3" table:formula="of:=CONCATENATE(&quot;    {t=&quot;;RIGHT(&quot; &quot; &amp; TEXT([.A21];&quot; 0.00&quot;);5);&quot;,F=&quot;;RIGHT(&quot;     &quot;&amp;TEXT([.E21];&quot;0&quot;);5);&quot;},&quot;)" office:value-type="string" office:string-value="    {t=38.36,F=17553}," calcext:value-type="string">
            <text:p><text:s text:c="4"/>{t=38.36,F=17553},</text:p>
          </table:table-cell>
          <table:table-cell table:style-name="ce3" table:formula="of:=([.A21]-[.A20])*([.E21]+[.E20])/2" office:value-type="float" office:value="18506.8799999999" calcext:value-type="float">
            <text:p>18506.8799999999</text:p>
          </table:table-cell>
          <table:table-cell table:number-columns-repeated="1020"/>
        </table:table-row>
        <table:table-row table:style-name="ro1">
          <table:table-cell table:style-name="ce1" office:value-type="float" office:value="38.83" calcext:value-type="float">
            <text:p>38.83</text:p>
          </table:table-cell>
          <table:table-cell table:style-name="ce1" office:value-type="float" office:value="2793" calcext:value-type="float">
            <text:p>2793</text:p>
          </table:table-cell>
          <table:table-cell table:formula="of:=[.A22]*[.$Y$8]+[.B22]*[.$Z$8]+1*[.$AA$8]" office:value-type="float" office:value="0.795264565425024" calcext:value-type="float">
            <text:p>0.795264565425024</text:p>
          </table:table-cell>
          <table:table-cell table:formula="of:=[.A22]*[.$Y$9]+[.B22]*[.$Z$9]+1*[.$AA$9]" office:value-type="float" office:value="0.348847911547912" calcext:value-type="float">
            <text:p>0.348847911547912</text:p>
          </table:table-cell>
          <table:table-cell table:style-name="ce3" table:formula="of:=ROUND([.B22]*[.$K$3];0)" office:value-type="float" office:value="12424" calcext:value-type="float">
            <text:p>12424</text:p>
          </table:table-cell>
          <table:table-cell table:style-name="ce3" table:formula="of:=CONCATENATE(&quot;    {t=&quot;;RIGHT(&quot; &quot; &amp; TEXT([.A22];&quot; 0.00&quot;);5);&quot;,F=&quot;;RIGHT(&quot;     &quot;&amp;TEXT([.E22];&quot;0&quot;);5);&quot;},&quot;)" office:value-type="string" office:string-value="    {t=38.83,F=12424}," calcext:value-type="string">
            <text:p><text:s text:c="4"/>{t=38.83,F=12424},</text:p>
          </table:table-cell>
          <table:table-cell table:style-name="ce3" table:formula="of:=([.A22]-[.A21])*([.E22]+[.E21])/2" office:value-type="float" office:value="7044.59499999998" calcext:value-type="float">
            <text:p>7044.59499999998</text:p>
          </table:table-cell>
          <table:table-cell table:number-columns-repeated="1020"/>
        </table:table-row>
        <table:table-row table:style-name="ro1">
          <table:table-cell table:style-name="ce1" office:value-type="float" office:value="39.39" calcext:value-type="float">
            <text:p>39.39</text:p>
          </table:table-cell>
          <table:table-cell table:style-name="ce1" office:value-type="float" office:value="1955" calcext:value-type="float">
            <text:p>1955</text:p>
          </table:table-cell>
          <table:table-cell table:formula="of:=[.A23]*[.$Y$8]+[.B23]*[.$Z$8]+1*[.$AA$8]" office:value-type="float" office:value="0.804571155682904" calcext:value-type="float">
            <text:p>0.804571155682904</text:p>
          </table:table-cell>
          <table:table-cell table:formula="of:=[.A23]*[.$Y$9]+[.B23]*[.$Z$9]+1*[.$AA$9]" office:value-type="float" office:value="0.276523095823096" calcext:value-type="float">
            <text:p>0.276523095823096</text:p>
          </table:table-cell>
          <table:table-cell table:style-name="ce3" table:formula="of:=ROUND([.B23]*[.$K$3];0)" office:value-type="float" office:value="8696" calcext:value-type="float">
            <text:p>8696</text:p>
          </table:table-cell>
          <table:table-cell table:style-name="ce3" table:formula="of:=CONCATENATE(&quot;    {t=&quot;;RIGHT(&quot; &quot; &amp; TEXT([.A23];&quot; 0.00&quot;);5);&quot;,F=&quot;;RIGHT(&quot;     &quot;&amp;TEXT([.E23];&quot;0&quot;);5);&quot;},&quot;)" office:value-type="string" office:string-value="    {t=39.39,F= 8696}," calcext:value-type="string">
            <text:p><text:s text:c="4"/>{t=39.39,F= 8696},</text:p>
          </table:table-cell>
          <table:table-cell table:style-name="ce3" table:formula="of:=([.A23]-[.A22])*([.E23]+[.E22])/2" office:value-type="float" office:value="5913.60000000002" calcext:value-type="float">
            <text:p>5913.60000000002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08" calcext:value-type="float">
            <text:p>1408</text:p>
          </table:table-cell>
          <table:table-cell table:formula="of:=[.A24]*[.$Y$8]+[.B24]*[.$Z$8]+1*[.$AA$8]" office:value-type="float" office:value="0.814708691499523" calcext:value-type="float">
            <text:p>0.814708691499523</text:p>
          </table:table-cell>
          <table:table-cell table:formula="of:=[.A24]*[.$Y$9]+[.B24]*[.$Z$9]+1*[.$AA$9]" office:value-type="float" office:value="0.229289434889435" calcext:value-type="float">
            <text:p>0.229289434889435</text:p>
          </table:table-cell>
          <table:table-cell table:style-name="ce3" table:formula="of:=ROUND([.B24]*[.$K$3];0)" office:value-type="float" office:value="6263" calcext:value-type="float">
            <text:p>6263</text:p>
          </table:table-cell>
          <table:table-cell table:style-name="ce3" table:formula="of:=CONCATENATE(&quot;    {t=&quot;;RIGHT(&quot; &quot; &amp; TEXT([.A24];&quot; 0.00&quot;);5);&quot;,F=&quot;;RIGHT(&quot;     &quot;&amp;TEXT([.E24];&quot;0&quot;);5);&quot;},&quot;)" office:value-type="string" office:string-value="    {t=40.00,F= 6263}," calcext:value-type="string">
            <text:p><text:s text:c="4"/>{t=40.00,F= 6263},</text:p>
          </table:table-cell>
          <table:table-cell table:style-name="ce3" table:formula="of:=([.A24]-[.A23])*([.E24]+[.E23])/2" office:value-type="float" office:value="4562.495" calcext:value-type="float">
            <text:p>4562.495</text:p>
          </table:table-cell>
          <table:table-cell table:number-columns-repeated="1020"/>
        </table:table-row>
        <table:table-row table:style-name="ro1">
          <table:table-cell table:style-name="ce1" office:value-type="float" office:value="41.51" calcext:value-type="float">
            <text:p>41.51</text:p>
          </table:table-cell>
          <table:table-cell table:style-name="ce1" office:value-type="float" office:value="756" calcext:value-type="float">
            <text:p>756</text:p>
          </table:table-cell>
          <table:table-cell table:formula="of:=[.A25]*[.$Y$8]+[.B25]*[.$Z$8]+1*[.$AA$8]" office:value-type="float" office:value="0.839803247373448" calcext:value-type="float">
            <text:p>0.839803247373448</text:p>
          </table:table-cell>
          <table:table-cell table:formula="of:=[.A25]*[.$Y$9]+[.B25]*[.$Z$9]+1*[.$AA$9]" office:value-type="float" office:value="0.172912039312039" calcext:value-type="float">
            <text:p>0.172912039312039</text:p>
          </table:table-cell>
          <table:table-cell table:style-name="ce3" table:formula="of:=ROUND([.B25]*[.$K$3];0)" office:value-type="float" office:value="3363" calcext:value-type="float">
            <text:p>3363</text:p>
          </table:table-cell>
          <table:table-cell table:style-name="ce3" table:formula="of:=CONCATENATE(&quot;    {t=&quot;;RIGHT(&quot; &quot; &amp; TEXT([.A25];&quot; 0.00&quot;);5);&quot;,F=&quot;;RIGHT(&quot;     &quot;&amp;TEXT([.E25];&quot;0&quot;);5);&quot;},&quot;)" office:value-type="string" office:string-value="    {t=41.51,F= 3363}," calcext:value-type="string">
            <text:p><text:s text:c="4"/>{t=41.51,F= 3363},</text:p>
          </table:table-cell>
          <table:table-cell table:style-name="ce3" table:formula="of:=([.A25]-[.A24])*([.E25]+[.E24])/2" office:value-type="float" office:value="7267.62999999999" calcext:value-type="float">
            <text:p>7267.62999999999</text:p>
          </table:table-cell>
          <table:table-cell table:number-columns-repeated="1020"/>
        </table:table-row>
        <table:table-row table:style-name="ro1">
          <table:table-cell table:style-name="ce1" office:value-type="float" office:value="43.38" calcext:value-type="float">
            <text:p>43.38</text:p>
          </table:table-cell>
          <table:table-cell table:style-name="ce1" office:value-type="float" office:value="291" calcext:value-type="float">
            <text:p>291</text:p>
          </table:table-cell>
          <table:table-cell table:formula="of:=[.A26]*[.$Y$8]+[.B26]*[.$Z$8]+1*[.$AA$8]" office:value-type="float" office:value="0.870880611270296" calcext:value-type="float">
            <text:p>0.870880611270296</text:p>
          </table:table-cell>
          <table:table-cell table:formula="of:=[.A26]*[.$Y$9]+[.B26]*[.$Z$9]+1*[.$AA$9]" office:value-type="float" office:value="0.13262628992629" calcext:value-type="float">
            <text:p>0.13262628992629</text:p>
          </table:table-cell>
          <table:table-cell table:style-name="ce3" table:formula="of:=ROUND([.B26]*[.$K$3];0)" office:value-type="float" office:value="1294" calcext:value-type="float">
            <text:p>1294</text:p>
          </table:table-cell>
          <table:table-cell table:style-name="ce3" table:formula="of:=CONCATENATE(&quot;    {t=&quot;;RIGHT(&quot; &quot; &amp; TEXT([.A26];&quot; 0.00&quot;);5);&quot;,F=&quot;;RIGHT(&quot;     &quot;&amp;TEXT([.E26];&quot;0&quot;);5);&quot;},&quot;)" office:value-type="string" office:string-value="    {t=43.38,F= 1294}," calcext:value-type="string">
            <text:p><text:s text:c="4"/>{t=43.38,F= 1294},</text:p>
          </table:table-cell>
          <table:table-cell table:style-name="ce3" table:formula="of:=([.A26]-[.A25])*([.E26]+[.E25])/2" office:value-type="float" office:value="4354.29500000001" calcext:value-type="float">
            <text:p>4354.29500000001</text:p>
          </table:table-cell>
          <table:table-cell table:number-columns-repeated="1020"/>
        </table:table-row>
        <table:table-row table:style-name="ro1">
          <table:table-cell table:style-name="ce1" office:value-type="float" office:value="45.26" calcext:value-type="float">
            <text:p>45.26</text:p>
          </table:table-cell>
          <table:table-cell table:style-name="ce1" office:value-type="float" office:value="46" calcext:value-type="float">
            <text:p>46</text:p>
          </table:table-cell>
          <table:table-cell table:formula="of:=[.A27]*[.$Y$8]+[.B27]*[.$Z$8]+1*[.$AA$8]" office:value-type="float" office:value="0.902124164278892" calcext:value-type="float">
            <text:p>0.902124164278892</text:p>
          </table:table-cell>
          <table:table-cell table:formula="of:=[.A27]*[.$Y$9]+[.B27]*[.$Z$9]+1*[.$AA$9]" office:value-type="float" office:value="0.111312530712531" calcext:value-type="float">
            <text:p>0.111312530712531</text:p>
          </table:table-cell>
          <table:table-cell table:style-name="ce3" table:formula="of:=ROUND([.B27]*[.$K$3];0)" office:value-type="float" office:value="205" calcext:value-type="float">
            <text:p>205</text:p>
          </table:table-cell>
          <table:table-cell table:style-name="ce3" table:formula="of:=CONCATENATE(&quot;    {t=&quot;;RIGHT(&quot; &quot; &amp; TEXT([.A27];&quot; 0.00&quot;);5);&quot;,F=&quot;;RIGHT(&quot;     &quot;&amp;TEXT([.E27];&quot;0&quot;);5);&quot;},&quot;)" office:value-type="string" office:string-value="    {t=45.26,F=  205}," calcext:value-type="string">
            <text:p><text:s text:c="4"/>{t=45.26,F= <text:s/>205},</text:p>
          </table:table-cell>
          <table:table-cell table:style-name="ce3" table:formula="of:=([.A27]-[.A26])*([.E27]+[.E26])/2" office:value-type="float" office:value="1409.06" calcext:value-type="float">
            <text:p>1409.06</text:p>
          </table:table-cell>
          <table:table-cell table:number-columns-repeated="1020"/>
        </table:table-row>
        <table:table-row table:style-name="ro1">
          <table:table-cell table:style-name="ce1" office:value-type="float" office:value="46.48" calcext:value-type="float">
            <text:p>46.48</text:p>
          </table:table-cell>
          <table:table-cell table:style-name="ce1" office:value-type="float" office:value="0" calcext:value-type="float">
            <text:p>0</text:p>
          </table:table-cell>
          <table:table-cell table:formula="of:=[.A28]*[.$Y$8]+[.B28]*[.$Z$8]+1*[.$AA$8]" office:value-type="float" office:value="0.92239923591213" calcext:value-type="float">
            <text:p>0.92239923591213</text:p>
          </table:table-cell>
          <table:table-cell table:formula="of:=[.A28]*[.$Y$9]+[.B28]*[.$Z$9]+1*[.$AA$9]" office:value-type="float" office:value="0.107225552825553" calcext:value-type="float">
            <text:p>0.107225552825553</text:p>
          </table:table-cell>
          <table:table-cell table:style-name="ce3" table:formula="of:=ROUND([.B28]*[.$K$3];0)" office:value-type="float" office:value="0" calcext:value-type="float">
            <text:p>0</text:p>
          </table:table-cell>
          <table:table-cell table:style-name="ce3" table:formula="of:=CONCATENATE(&quot;    {t=&quot;;RIGHT(&quot; &quot; &amp; TEXT([.A28];&quot; 0.00&quot;);5);&quot;,F=&quot;;RIGHT(&quot;     &quot;&amp;TEXT([.E28];&quot;0&quot;);5);&quot;},&quot;)" office:value-type="string" office:string-value="    {t=46.48,F=    0}," calcext:value-type="string">
            <text:p><text:s text:c="4"/>{t=46.48,F= <text:s text:c="3"/>0},</text:p>
          </table:table-cell>
          <table:table-cell table:style-name="ce3" table:formula="of:=([.A28]-[.A27])*([.E28]+[.E27])/2" office:value-type="float" office:value="125.05" calcext:value-type="float">
            <text:p>125.05</text:p>
          </table:table-cell>
          <table:table-cell table:number-columns-repeated="1020"/>
        </table:table-row>
        <table:table-row table:style-name="ro1">
          <table:table-cell table:style-name="ce1" office:value-type="float" office:value="49.95" calcext:value-type="float">
            <text:p>49.95</text:p>
          </table:table-cell>
          <table:table-cell table:style-name="ce1" office:value-type="float" office:value="0" calcext:value-type="float">
            <text:p>0</text:p>
          </table:table-cell>
          <table:table-cell table:formula="of:=[.A29]*[.$Y$8]+[.B29]*[.$Z$8]+1*[.$AA$8]" office:value-type="float" office:value="0.980066857688634" calcext:value-type="float">
            <text:p>0.980066857688634</text:p>
          </table:table-cell>
          <table:table-cell table:formula="of:=[.A29]*[.$Y$9]+[.B29]*[.$Z$9]+1*[.$AA$9]" office:value-type="float" office:value="0.106884520884521" calcext:value-type="float">
            <text:p>0.106884520884521</text:p>
          </table:table-cell>
          <table:table-cell table:style-name="ce3" table:formula="of:=ROUND([.B29]*[.$K$3];0)" office:value-type="float" office:value="0" calcext:value-type="float">
            <text:p>0</text:p>
          </table:table-cell>
          <table:table-cell table:style-name="ce3" table:formula="of:=CONCATENATE(&quot;    {t=&quot;;RIGHT(&quot; &quot; &amp; TEXT([.A29];&quot; 0.00&quot;);5);&quot;,F=&quot;;RIGHT(&quot;     &quot;&amp;TEXT([.E29];&quot;0&quot;);5);&quot;},&quot;)" office:value-type="string" office:string-value="    {t=49.95,F=    0}," calcext:value-type="string">
            <text:p><text:s text:c="4"/>{t=49.95,F= <text:s text:c="3"/>0},</text:p>
          </table:table-cell>
          <table:table-cell table:style-name="ce3" table:formula="of:=([.A29]-[.A28])*([.E29]+[.E28])/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Total impulse/(N*s)</text:p>
          </table:table-cell>
          <table:table-cell table:style-name="ce3"/>
          <table:table-cell table:style-name="ce3" table:formula="of:=SUM([.G3:.G29])" office:value-type="float" office:value="1577110.96" calcext:value-type="float">
            <text:p>1577110.96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prop mass/kg</text:p>
          </table:table-cell>
          <table:table-cell table:style-name="ce3"/>
          <table:table-cell table:style-name="ce4" office:value-type="float" office:value="560.64" calcext:value-type="float">
            <text:p>560.64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Specific impulse/(m/s)</text:p>
          </table:table-cell>
          <table:table-cell table:style-name="ce3"/>
          <table:table-cell table:style-name="ce3" table:formula="of:=[.G30]/[.G31]" office:value-type="float" office:value="2813.05465182648" calcext:value-type="float">
            <text:p>2813.05465182648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7"/>
        </table:table-row>
        <table:table-row table:style-name="ro2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JetBrains Mono'" svg:font-family="''JetBrains Mono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3:49:33.4946088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2T14:23:05.111684175</dc:date>
    <meta:editing-duration>PT18M34S</meta:editing-duration>
    <meta:editing-cycles>2</meta:editing-cycles>
    <meta:document-statistic meta:table-count="1" meta:cell-count="2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b3b3b3" draw:fill="bitmap" draw:fill-color="#e6e6e6" draw:fill-image-name="ChartBitmap_20_2" style:repeat="stretch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027cm" svg:height="20.786cm" xlink:href=".." xlink:type="simple" chart:class="chart:scatter" chart:style-name="ch1">
        <chart:legend chart:legend-position="end" svg:x="35.022cm" svg:y="9.845cm" style:legend-expansion="high" chart:style-name="ch2"/>
        <chart:plot-area chart:style-name="ch3" table:cell-range-address="Sheet1.AC3:Sheet1.AD5 Sheet1.D2:Sheet1.D29" chart:data-source-has-labels="row" svg:x="0.74cm" svg:y="0.415cm" svg:width="33.542cm" svg:height="19.956cm">
          <chart:coordinate-region svg:x="1.467cm" svg:y="0.614cm" svg:width="32.721cm" svg:height="19.11cm"/>
          <chart:axis chart:dimension="x" chart:name="primary-x" chart:style-name="ch4"/>
          <chart:axis chart:dimension="y" chart:name="primary-y" chart:style-name="ch5"/>
          <chart:series chart:style-name="ch6" chart:values-cell-range-address="Sheet1.AD3:Sheet1.AD5" loext:label-string="grid" chart:class="chart:scatter">
            <chart:domain table:cell-range-address="Sheet1.AC3:Sheet1.AC5"/>
            <chart:data-point chart:repeated="3"/>
          </chart:series>
          <chart:series chart:style-name="ch7" chart:values-cell-range-address="Sheet1.D2:Sheet1.D29" loext:label-string="data" chart:class="chart:scatter">
            <chart:domain table:cell-range-address="Sheet1.C2:Sheet1.C29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  <table:table-cell office:value-type="string">
                <text:p>grid</text:p>
              </table:table-cell>
              <table:table-cell office:value-type="string">
                <text:p>Column 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9952244508118">
                <text:p>0.149952244508118</text:p>
                <draw:g>
                  <svg:desc>Sheet1.AC3:Sheet1.AC5</svg:desc>
                </draw:g>
              </table:table-cell>
              <table:table-cell office:value-type="float" office:value="0.974201474201474">
                <text:p>0.974201474201474</text:p>
                <draw:g>
                  <svg:desc>Sheet1.AD3:Sheet1.AD5</svg:desc>
                </draw:g>
              </table:table-cell>
              <table:table-cell office:value-type="float" office:value="0.149952244508118">
                <text:p>0.149952244508118</text:p>
                <draw:g>
                  <svg:desc>Sheet1.C2:Sheet1.C29</svg:desc>
                </draw:g>
              </table:table-cell>
              <table:table-cell office:value-type="float" office:value="0.111793611793612">
                <text:p>0.111793611793612</text:p>
                <draw:g>
                  <svg:desc>Sheet1.D2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9952244508118">
                <text:p>0.149952244508118</text:p>
              </table:table-cell>
              <table:table-cell office:value-type="float" office:value="0.111793611793612">
                <text:p>0.111793611793612</text:p>
              </table:table-cell>
              <table:table-cell office:value-type="float" office:value="0.156101241642789">
                <text:p>0.156101241642789</text:p>
              </table:table-cell>
              <table:table-cell office:value-type="float" office:value="0.780382063882064">
                <text:p>0.780382063882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0897803247374">
                <text:p>0.980897803247374</text:p>
              </table:table-cell>
              <table:table-cell office:value-type="float" office:value="0.106879606879607">
                <text:p>0.106879606879607</text:p>
              </table:table-cell>
              <table:table-cell office:value-type="float" office:value="0.181029608404967">
                <text:p>0.181029608404967</text:p>
              </table:table-cell>
              <table:table-cell office:value-type="float" office:value="0.801277395577396">
                <text:p>0.801277395577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737344794651">
                <text:p>0.224737344794651</text:p>
              </table:table-cell>
              <table:table-cell office:value-type="float" office:value="0.833186732186732">
                <text:p>0.83318673218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594078319007">
                <text:p>0.274594078319007</text:p>
              </table:table-cell>
              <table:table-cell office:value-type="float" office:value="0.867043243243243">
                <text:p>0.867043243243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141356255969">
                <text:p>0.316141356255969</text:p>
              </table:table-cell>
              <table:table-cell office:value-type="float" office:value="0.877836363636364">
                <text:p>0.877836363636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496657115568">
                <text:p>0.366496657115568</text:p>
              </table:table-cell>
              <table:table-cell office:value-type="float" office:value="0.884524078624079">
                <text:p>0.884524078624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035339063992">
                <text:p>0.411035339063992</text:p>
              </table:table-cell>
              <table:table-cell office:value-type="float" office:value="0.910391646191646">
                <text:p>0.910391646191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081184336199">
                <text:p>0.453081184336199</text:p>
              </table:table-cell>
              <table:table-cell office:value-type="float" office:value="0.94222457002457">
                <text:p>0.94222457002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330468003821">
                <text:p>0.482330468003821</text:p>
              </table:table-cell>
              <table:table-cell office:value-type="float" office:value="0.95110687960688">
                <text:p>0.95110687960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992359121299">
                <text:p>0.541992359121299</text:p>
              </table:table-cell>
              <table:table-cell office:value-type="float" office:value="0.95575601965602">
                <text:p>0.95575601965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006685768864">
                <text:p>0.595006685768864</text:p>
              </table:table-cell>
              <table:table-cell office:value-type="float" office:value="0.957512285012285">
                <text:p>0.957512285012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519579751672">
                <text:p>0.648519579751672</text:p>
              </table:table-cell>
              <table:table-cell office:value-type="float" office:value="0.955126044226044">
                <text:p>0.955126044226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184336198663">
                <text:p>0.707184336198663</text:p>
              </table:table-cell>
              <table:table-cell office:value-type="float" office:value="0.945723832923833">
                <text:p>0.945723832923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676599808978">
                <text:p>0.73676599808978</text:p>
              </table:table-cell>
              <table:table-cell office:value-type="float" office:value="0.936579852579853">
                <text:p>0.936579852579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6238777459408">
                <text:p>0.746238777459408</text:p>
              </table:table-cell>
              <table:table-cell office:value-type="float" office:value="0.92850343980344">
                <text:p>0.92850343980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892072588348">
                <text:p>0.750892072588348</text:p>
              </table:table-cell>
              <table:table-cell office:value-type="float" office:value="0.914418673218673">
                <text:p>0.914418673218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1694364851958">
                <text:p>0.761694364851958</text:p>
              </table:table-cell>
              <table:table-cell office:value-type="float" office:value="0.793876412776413">
                <text:p>0.793876412776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493791786056">
                <text:p>0.773493791786056</text:p>
              </table:table-cell>
              <table:table-cell office:value-type="float" office:value="0.622101228501228">
                <text:p>0.622101228501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7453677172875">
                <text:p>0.787453677172875</text:p>
              </table:table-cell>
              <table:table-cell office:value-type="float" office:value="0.44832972972973">
                <text:p>0.44832972972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264565425024">
                <text:p>0.795264565425024</text:p>
              </table:table-cell>
              <table:table-cell office:value-type="float" office:value="0.348847911547912">
                <text:p>0.348847911547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571155682904">
                <text:p>0.804571155682904</text:p>
              </table:table-cell>
              <table:table-cell office:value-type="float" office:value="0.276523095823096">
                <text:p>0.276523095823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4708691499523">
                <text:p>0.814708691499523</text:p>
              </table:table-cell>
              <table:table-cell office:value-type="float" office:value="0.229289434889435">
                <text:p>0.229289434889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9803247373448">
                <text:p>0.839803247373448</text:p>
              </table:table-cell>
              <table:table-cell office:value-type="float" office:value="0.172912039312039">
                <text:p>0.17291203931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880611270296">
                <text:p>0.870880611270296</text:p>
              </table:table-cell>
              <table:table-cell office:value-type="float" office:value="0.13262628992629">
                <text:p>0.1326262899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124164278892">
                <text:p>0.902124164278892</text:p>
              </table:table-cell>
              <table:table-cell office:value-type="float" office:value="0.111312530712531">
                <text:p>0.111312530712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39923591213">
                <text:p>0.92239923591213</text:p>
              </table:table-cell>
              <table:table-cell office:value-type="float" office:value="0.107225552825553">
                <text:p>0.107225552825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66857688634">
                <text:p>0.980066857688634</text:p>
              </table:table-cell>
              <table:table-cell office:value-type="float" office:value="0.106884520884521">
                <text:p>0.106884520884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4170000032EEE095D31.png" xlink:type="simple" xlink:show="embed" xlink:actuate="onLoad"/>
    <draw:fill-image draw:name="ChartBitmap_20_2" draw:display-name="ChartBitmap 2" xlink:href="Pictures/10000000000004170000032EEE095D31.png" xlink:type="simple" xlink:show="embed" xlink:actuate="onLoad"/>
  </office:styles>
</office:document-styles>
</file>